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nb" fo:country="NO"/>
    </style:style>
    <style:style style:name="P2" style:family="paragraph" style:parent-style-name="Heading_20_1">
      <style:text-properties fo:language="nb" fo:country="NO" officeooo:rsid="001012ab" officeooo:paragraph-rsid="001012ab"/>
    </style:style>
    <style:style style:name="P3" style:family="paragraph" style:parent-style-name="Heading_20_1">
      <style:paragraph-properties fo:break-before="page"/>
      <style:text-properties fo:language="nb" fo:country="NO" officeooo:rsid="00059fb2" officeooo:paragraph-rsid="00059fb2"/>
    </style:style>
    <style:style style:name="P4" style:family="paragraph" style:parent-style-name="Standard">
      <style:text-properties fo:language="nb" fo:country="NO"/>
    </style:style>
    <style:style style:name="P5" style:family="paragraph" style:parent-style-name="Standard">
      <style:text-properties fo:language="nb" fo:country="NO" fo:font-weight="bold" style:font-weight-asian="bold" style:font-weight-complex="bold"/>
    </style:style>
    <style:style style:name="P6" style:family="paragraph" style:parent-style-name="Standard">
      <style:text-properties fo:language="nb" fo:country="NO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language="nb" fo:country="NO" officeooo:rsid="0004539c" officeooo:paragraph-rsid="0004539c"/>
    </style:style>
    <style:style style:name="P8" style:family="paragraph" style:parent-style-name="Standard">
      <style:text-properties fo:language="nb" fo:country="NO" officeooo:rsid="0004539c" officeooo:paragraph-rsid="00059fb2"/>
    </style:style>
    <style:style style:name="P9" style:family="paragraph" style:parent-style-name="Standard">
      <style:text-properties fo:language="nb" fo:country="NO" officeooo:paragraph-rsid="0004539c"/>
    </style:style>
    <style:style style:name="P10" style:family="paragraph" style:parent-style-name="Standard">
      <style:text-properties fo:language="nb" fo:country="NO" officeooo:rsid="0005732d" officeooo:paragraph-rsid="0005732d"/>
    </style:style>
    <style:style style:name="P11" style:family="paragraph" style:parent-style-name="Standard">
      <style:text-properties fo:language="nb" fo:country="NO" officeooo:paragraph-rsid="0005732d"/>
    </style:style>
    <style:style style:name="P12" style:family="paragraph" style:parent-style-name="Standard">
      <style:text-properties fo:language="nb" fo:country="NO" officeooo:paragraph-rsid="00059fb2"/>
    </style:style>
    <style:style style:name="P13" style:family="paragraph" style:parent-style-name="Standard">
      <style:text-properties fo:language="nb" fo:country="NO" officeooo:rsid="0006d946" officeooo:paragraph-rsid="0006d946"/>
    </style:style>
    <style:style style:name="P14" style:family="paragraph" style:parent-style-name="Standard">
      <style:text-properties fo:language="nb" fo:country="NO" officeooo:rsid="00078636" officeooo:paragraph-rsid="00078636"/>
    </style:style>
    <style:style style:name="P1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6" style:family="paragraph" style:parent-style-name="Standard">
      <style:paragraph-properties fo:break-before="page"/>
      <style:text-properties fo:language="nb" fo:country="NO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ext_20_body">
      <style:text-properties officeooo:rsid="0006d946" officeooo:paragraph-rsid="0006d946"/>
    </style:style>
    <style:style style:name="P19" style:family="paragraph" style:parent-style-name="Text_20_body">
      <style:text-properties fo:language="nb" fo:country="NO" officeooo:rsid="00078636" officeooo:paragraph-rsid="00078636"/>
    </style:style>
    <style:style style:name="P20" style:family="paragraph" style:parent-style-name="Text_20_body">
      <style:text-properties fo:language="nb" fo:country="NO" fo:font-weight="normal" officeooo:rsid="0007b860" officeooo:paragraph-rsid="0007b860" style:font-weight-asian="normal" style:font-weight-complex="normal"/>
    </style:style>
    <style:style style:name="P21" style:family="paragraph" style:parent-style-name="Text_20_body">
      <style:text-properties fo:language="nb" fo:country="NO" fo:font-weight="normal" officeooo:rsid="0007b860" officeooo:paragraph-rsid="001012ab" style:font-weight-asian="normal" style:font-weight-complex="normal"/>
    </style:style>
    <style:style style:name="P22" style:family="paragraph" style:parent-style-name="Text_20_body">
      <style:text-properties fo:language="nb" fo:country="NO" fo:font-weight="normal" officeooo:rsid="000ff720" officeooo:paragraph-rsid="000ff720" style:font-weight-asian="normal" style:font-weight-complex="normal"/>
    </style:style>
    <style:style style:name="P23" style:family="paragraph" style:parent-style-name="Text_20_body">
      <style:text-properties fo:language="nb" fo:country="NO" fo:font-style="italic" officeooo:rsid="00078636" officeooo:paragraph-rsid="00078636" style:font-style-asian="italic" style:font-style-complex="italic"/>
    </style:style>
    <style:style style:name="P24" style:family="paragraph" style:parent-style-name="Text_20_body">
      <style:text-properties fo:language="nb" fo:country="NO" fo:font-style="italic" fo:font-weight="normal" officeooo:rsid="0007b860" officeooo:paragraph-rsid="0007b860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language="nb" fo:country="NO" fo:font-style="italic" fo:font-weight="normal" officeooo:rsid="000ff720" officeooo:paragraph-rsid="000ff720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paragraph-rsid="00078636"/>
    </style:style>
    <style:style style:name="P27" style:family="paragraph" style:parent-style-name="Text_20_body">
      <style:text-properties officeooo:rsid="000b7351" officeooo:paragraph-rsid="000b7351"/>
    </style:style>
    <style:style style:name="T1" style:family="text">
      <style:text-properties fo:language="nb" fo:country="NO"/>
    </style:style>
    <style:style style:name="T2" style:family="text">
      <style:text-properties fo:language="nb" fo:country="NO" officeooo:rsid="00078636"/>
    </style:style>
    <style:style style:name="T3" style:family="text">
      <style:text-properties fo:language="nb" fo:country="NO" fo:font-weight="bold" officeooo:rsid="00078636" style:font-weight-asian="bold" style:font-weight-complex="bold"/>
    </style:style>
    <style:style style:name="T4" style:family="text">
      <style:text-properties fo:language="nb" fo:country="NO" fo:font-style="italic" officeooo:rsid="00078636" style:font-style-asian="italic" style:font-style-complex="italic"/>
    </style:style>
    <style:style style:name="T5" style:family="text">
      <style:text-properties officeooo:rsid="0004539c"/>
    </style:style>
    <style:style style:name="T6" style:family="text">
      <style:text-properties officeooo:rsid="0005732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059fb2"/>
    </style:style>
    <style:style style:name="T9" style:family="text">
      <style:text-properties fo:color="#569cd6"/>
    </style:style>
    <style:style style:name="T10" style:family="text">
      <style:text-properties fo:color="#dcdcaa"/>
    </style:style>
    <style:style style:name="T11" style:family="text">
      <style:text-properties fo:color="#9cdcf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7d07" style:font-weight-asian="bold" style:font-weight-complex="bold"/>
    </style:style>
    <style:style style:name="T14" style:family="text">
      <style:text-properties officeooo:rsid="0007b860"/>
    </style:style>
    <style:style style:name="T15" style:family="text">
      <style:text-properties fo:color="#c9211e"/>
    </style:style>
    <style:style style:name="T16" style:family="text">
      <style:text-properties fo:color="#c9211e" officeooo:rsid="0007b860"/>
    </style:style>
    <style:style style:name="T17" style:family="text">
      <style:text-properties fo:color="#c9211e" fo:language="nb" fo:country="NO" officeooo:rsid="0007b860"/>
    </style:style>
    <style:style style:name="T18" style:family="text">
      <style:text-properties fo:color="#c9211e" fo:font-style="normal" style:font-style-asian="normal" style:font-style-complex="normal"/>
    </style:style>
    <style:style style:name="T19" style:family="text">
      <style:text-properties officeooo:rsid="000b7351"/>
    </style:style>
    <style:style style:name="T20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pgave 1<text:span text:style-name="T6">a</text:span>: <text:span text:style-name="T6">Skriv pseudo-kode</text:span></text:h>
      <text:p text:style-name="P10"/>
      <text:p text:style-name="P6">Naturlig språk:</text:p>
      <text:p text:style-name="P4"/>
      <text:p text:style-name="P5">"push_back(x)":</text:p>
      <text:p text:style-name="P4">For å plassere elementet x bakerst i køen finner man først finne størrelsen</text:p>
      <text:p text:style-name="P4">til køen. Deretter utvides køen, slik at størrelsen tilsvarer den indeksen </text:p>
      <text:p text:style-name="P4">man ønsker å plassere x.</text:p>
      <text:p text:style-name="P4"><text:s text:c="4"/>eks: <text:s text:c="3"/>|A| = 11, lager en ny ledig plass i enden av arrayet. </text:p>
      <text:p text:style-name="P4"><text:s text:c="12"/>Denne posisjonen tilsvarer A[11]. </text:p>
      <text:p text:style-name="P4"><text:s text:c="12"/>Deretter plasseres x i denne array posisjonen.</text:p>
      <text:p text:style-name="P4"/>
      <text:p text:style-name="P5">"push_front(x)":</text:p>
      <text:p text:style-name="P4">For å plassere elementet x foran i må man først flytte alle elementene som</text:p>
      <text:p text:style-name="P4">allerede er i køen et hakk lengre bak. Det vil være naturlig å starte</text:p>
      <text:p text:style-name="P4">bakers i køen, slik man ikke overskriver noen verdier. </text:p>
      <text:p text:style-name="P4"/>
      <text:p text:style-name="P4">Først utvides køen med et nytt element, indeks tilsvarende størrelsen til arrayet.</text:p>
      <text:p text:style-name="P4">Deretter flyttes alle elementene ett hakk bakover. Når man har flyttet alle</text:p>
      <text:p text:style-name="P4">elementer ett hakk bakover kan man overskrive første element i arrayet. Det første</text:p>
      <text:p text:style-name="P4">elementet vil dermed bli overskrevet av x. På den måten har man plassert x foran i køen,</text:p>
      <text:p text:style-name="P4">uten å slette noen elementer fra køen.</text:p>
      <text:p text:style-name="P4"/>
      <text:p text:style-name="P5">"push_middle(x)":</text:p>
      <text:p text:style-name="P4">Dette vil være veldig likt metoden brukt i push_front(x), bare at i dette tilfellet</text:p>
      <text:p text:style-name="P4">vil sluttposisjonen på hvor man skal flytte elementene bakover variere. </text:p>
      <text:p text:style-name="P4">Sluttposisjonen vil være midten av arrayet. </text:p>
      <text:p text:style-name="P4"/>
      <text:p text:style-name="P4">Det vil si, først lager vi en ledig plass i enden av arrayet ved å finne størrelsen til A (|A|).</text:p>
      <text:p text:style-name="P4">Denne størrelsen tilsvarer indeksen til den ledige passen.</text:p>
      <text:p text:style-name="P4"/>
      <text:p text:style-name="P4">Deretter finner vi sluttposisjonen ved å dele |A| på 2. Denne størrelsen vil være indeksen </text:p>
      <text:p text:style-name="P4">til midten av arrayet. Alle elementer som har større indeks flyttes så ett hakk bakover. </text:p>
      <text:p text:style-name="P4"/>
      <text:p text:style-name="P4">Når man når midt-indeksen vil man kunne overskrive elementet med x. </text:p>
      <text:p text:style-name="P4"/>
      <text:p text:style-name="P5">"get(i)":</text:p>
      <text:p text:style-name="P4">Da vi ikke jobber med pekere eller lenkede lister vil det være tilstrekkelig å printe</text:p>
      <text:p text:style-name="P4">verdien til arrayet basert på indeksen som sendes inn.</text:p>
      <text:p text:style-name="P4"/>
      <text:p text:style-name="P16"><text:span text:style-name="T7">Pseudo kode:</text:span></text:p>
      <text:p text:style-name="P4"/>
      <text:p text:style-name="P7">Input: Et element x og et array A.</text:p>
      <text:p text:style-name="P7">Output: Samme array A med element x plassert bakerst i arrayet</text:p>
      <text:p text:style-name="P4"/>
      <text:p text:style-name="P4">proc push_back(x, <text:span text:style-name="T5">A</text:span>):</text:p>
      <text:p text:style-name="P4"><text:s text:c="4"/>i &lt;- |A|</text:p>
      <text:p text:style-name="P4"><text:s text:c="4"/>A[i] &lt;- x</text:p>
      <text:p text:style-name="P10"><text:s text:c="4"/>return A</text:p>
      <text:p text:style-name="P4"/>
      <text:p text:style-name="P4"/>
      <text:p text:style-name="P7">Input: Et element x og et array A.</text:p>
      <text:p text:style-name="P9"><text:span text:style-name="T5">Output: Samme array A med element x plassert foran i arrayet</text:span></text:p>
      <text:p text:style-name="P4"/>
      <text:p text:style-name="P11">proc push_front(x):</text:p>
      <text:p text:style-name="P4"><text:s text:c="4"/>i &lt;- |A|</text:p>
      <text:p text:style-name="P4"><text:s text:c="4"/>while 0 &lt; i do:</text:p>
      <text:p text:style-name="P4"><text:s text:c="8"/>A[i] &lt;- A[i - 1]</text:p>
      <text:p text:style-name="P4"><text:s text:c="8"/>i &lt;- i - 1</text:p>
      <text:p text:style-name="P4"><text:s text:c="4"/>A[i] &lt;- x</text:p>
      <text:p text:style-name="P10"><text:s text:c="4"/>return A</text:p>
      <text:p text:style-name="P4"><text:s text:c="4"/></text:p>
      <text:p text:style-name="P7">Input: Et element x og et array A.</text:p>
      <text:p text:style-name="P9"><text:span text:style-name="T5">Output: Samme array A med element x plassert i midten av arrayet</text:span></text:p>
      <text:p text:style-name="P4"/>
      <text:p text:style-name="P4">proc push_middle(x):</text:p>
      <text:p text:style-name="P4"><text:s text:c="4"/>j &lt;- |A|</text:p>
      <text:p text:style-name="P4"><text:s text:c="4"/>i &lt;- (|A| + 1 )/ 2</text:p>
      <text:p text:style-name="P4"/>
      <text:p text:style-name="P4"><text:s text:c="4"/>while j &gt; i do:</text:p>
      <text:p text:style-name="P4"><text:s text:c="8"/>A[j] &lt;- A[j - 1]</text:p>
      <text:p text:style-name="P4"><text:s text:c="8"/>j &lt;- j - 1</text:p>
      <text:p text:style-name="P4"><text:s text:c="4"/>A[j] &lt;- x</text:p>
      <text:p text:style-name="P11"><text:s/><text:span text:style-name="T6"><text:s text:c="3"/>return A</text:span> <text:s text:c="2"/></text:p>
      <text:p text:style-name="P4"/>
      <text:p text:style-name="P8">Input: <text:span text:style-name="T8">Indeksen til et element i arrayet</text:span></text:p>
      <text:p text:style-name="P12"><text:span text:style-name="T5">Output: </text:span><text:span text:style-name="T8">Verdien til elementet på aktuell indeks</text:span></text:p>
      <text:p text:style-name="P4"/>
      <text:p text:style-name="P4">proc get(i):</text:p>
      <text:p text:style-name="P4"><text:s text:c="4"/>print(A[i]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1">Oppgave 1c: Oppgi verste-tilfellet kjøretidsanalyse</text:h>
      <text:p text:style-name="P27"><text:span text:style-name="T1">list.append() = O(1)</text:span></text:p>
      <text:p text:style-name="P27"><text:span text:style-name="T1">list.insert() = O(n)</text:span></text:p>
      <text:p text:style-name="P27"><text:span text:style-name="T1">list.get() = O(1)</text:span></text:p>
      <text:p text:style-name="P18"><text:span text:style-name="T1">Kilde: </text:span><text:a xlink:type="simple" xlink:href="https://wiki.python.org/moin/TimeComplexity" text:style-name="Internet_20_link" text:visited-style-name="Visited_20_Internet_20_Link">https://wiki.python.org/moin/TimeComplexity</text:a></text:p>
      <text:p text:style-name="P13"/>
      <text:p text:style-name="P23">def push_back(self, x):</text:p>
      <text:p text:style-name="P19"><text:span text:style-name="T20"><text:s text:c="6"/>self.queue.append(x) <text:s/></text:span><text:tab/><text:tab/><text:span text:style-name="T16">1</text:span></text:p>
      <text:p text:style-name="P19"><text:span text:style-name="T14">Svar: </text:span><text:span text:style-name="T12">O(1)</text:span>.</text:p>
      <text:p text:style-name="P19"/>
      <text:p text:style-name="P23">def push_front(self, x):</text:p>
      <text:p text:style-name="P26"><text:span text:style-name="T4"><text:s text:c="6"/>self.queue.insert(0, x) <text:s text:c="2"/></text:span><text:span text:style-name="T2"><text:s text:c="4"/><text:tab/></text:span><text:span text:style-name="T17">n</text:span></text:p>
      <text:p text:style-name="P19"><text:span text:style-name="T14">Svar: </text:span><text:span text:style-name="T12">O(1).</text:span></text:p>
      <text:p text:style-name="P14"><text:span text:style-name="T12"/></text:p>
      <text:p text:style-name="P24">def push_middle(self, x)</text:p>
      <text:p text:style-name="P24"><text:s text:c="5"/>i = (len(self.queue) + 1) // 2<text:tab/><text:span text:style-name="T18">1 + 1 + 1 = 3</text:span></text:p>
      <text:p text:style-name="P20"><text:span text:style-name="T20"><text:s text:c="5"/>self.queue.insert(i, x)<text:tab/></text:span><text:tab/><text:span text:style-name="T15">n</text:span></text:p>
      <text:p text:style-name="P20">Svar: <text:span text:style-name="T19">O(3+n) = </text:span><text:span text:style-name="T13">O(n)</text:span></text:p>
      <text:p text:style-name="P20"><text:span text:style-name="T13"/></text:p>
      <text:p text:style-name="P25">def get(self, i):</text:p>
      <text:p text:style-name="P22"><text:span text:style-name="T20"><text:s text:c="6"/>print(self.queue[i])</text:span><text:tab/><text:tab/><text:span text:style-name="T15">1+1</text:span></text:p>
      <text:p text:style-name="P22">Svar: <text:span text:style-name="T12">O(1)</text:span></text:p>
      <text:h text:style-name="P2" text:outline-level="1">Oppgave 1d: kompleksiteten i O-notasjon</text:h>
      <text:p text:style-name="P21">O-notasjonen er et verktøy for å sammenligne programmers kjøretid. Notasjonen gjør forenklinger av kjøretiden ved å sløyfe alle ledd utenom det dominerende. <text:span text:style-name="T12">Derfor er O-notasjon uavhengig av om N er begrenset eller ikke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01:06.662767054</meta:creation-date>
    <dc:date>2021-09-13T16:13:08.079296636</dc:date>
    <meta:editing-duration>PT29M3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81" meta:word-count="529" meta:character-count="3220" meta:non-whitespace-character-count="2600"/>
  </office:meta>
</office:document-meta>
</file>